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wiss"/>
    <style:font-face style:name="Noto Sans CJK SC2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7ed1"/>
    </style:style>
    <style:style style:name="T1" style:family="text">
      <style:text-properties officeooo:rsid="001e7ed1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e7ed1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://localhost:3003/mrp/capacity-load工序能力负荷表</text:p>
      <text:p text:style-name="Preformatted_20_Text">http://localhost:3003/production-planning/packing-process-plan打包工序计划</text:p>
      <text:p text:style-name="Preformatted_20_Text">需求1： 在所有工序计划的主表格 增加列字段“剩余工时小于”，值= 本页面的“页面设置”——业务变量——剩余工时小于 的设置值； 例如业务变量设置 值=0.5,则主表格中的“剩余工时小于”=0.5</text:p>
      <text:p text:style-name="Preformatted_20_Text">需求2：计划开始日期 ：这个以前代码中已经有了正确的规则（估计被删除了，现在重新不错补充），我们是倒拉式 排程，所以是先有“计划结束日期”，再有“计划开始日期”；</text:p>
      <text:p text:style-name="Preformatted_20_Text">计划开始日期的倒拉式 排程 计算方法：</text:p>
      <text:p text:style-name="Preformatted_20_Text">1/ <text:s/>计划开始日期= maxifs(工序能力负荷表的“工序名称”=当前工序数据行的“工序名称”，工序能力负荷表的“剩余工时”&gt;当前工序数据行的“剩余工时小于”，工序能力负荷表的“日期”&lt;=工序本行的“计划结束日期”）</text:p>
      <text:p text:style-name="Preformatted_20_Text"/>
      <text:p text:style-name="Preformatted_20_Text"/>
      <text:p text:style-name="Preformatted_20_Text">## 2. 关联代码文件</text:p>
      <text:p text:style-name="Preformatted_20_Text"/>
      <text:p text:style-name="Preformatted_20_Text">### 核心文件</text:p>
      <text:p text:style-name="Preformatted_20_Text">- **主页面组件**：`/home/sardensy/enterprise-brain/enterpise-brain/07-frontend/src/pages/production-planning/PackingProcessPlanList.vue`</text:p>
      <text:p text:style-name="Preformatted_20_Text"><text:s text:c="2"/>- 包含完整的表格配置、表单定义、业务逻辑和API调用</text:p>
      <text:p text:style-name="Preformatted_20_Text"><text:s text:c="2"/>- 实现了字段计算、排程逻辑和合并规则</text:p>
      <text:p text:style-name="Preformatted_20_Text"/>
      <text:p text:style-name="Preformatted_20_Text">- **API接口定义**：`/home/sardensy/enterprise-brain/enterpise-brain/07-frontend/src/api/packingProcessPlan.js`</text:p>
      <text:p text:style-name="Preformatted_20_Text"><text:s text:c="2"/>- 定义了与后端交互的RESTful接口</text:p>
      <text:p text:style-name="Preformatted_20_Text"><text:s text:c="2"/>- 包含getList、getById、create、update、deleteById等CRUD操作</text:p>
      <text:p text:style-name="Preformatted_20_Text"><text:s text:c="2"/>- 提供了queryDailyScheduledHours和fixFieldCalculations等特殊功能接口</text:p>
      <text:p text:style-name="Preformatted_20_Text"/>
      <text:p text:style-name="Preformatted_20_Text">### 辅助文件</text:p>
      <text:p text:style-name="Preformatted_20_Text">- **路由配置**：`/home/sardensy/enterprise-brain/enterpise-brain/07-frontend/src/router/modules/production-planning.js`</text:p>
      <text:p text:style-name="Preformatted_20_Text"><text:s text:c="2"/>- 定义了打包工序计划的路由路径和权限</text:p>
      <text:p text:style-name="Preformatted_20_Text"/>
      <text:p text:style-name="Preformatted_20_Text">- **排程引擎**：`/home/sardensy/enterprise-brain/enterpise-brain/07-frontend/src/utils/schedulingEngine.js`</text:p>
      <text:p text:style-name="Preformatted_20_Text"><text:s text:c="2"/>- 提供了排程算法和逻辑支持</text:p>
      <text:p text:style-name="Preformatted_20_Text"><text:s text:c="2"/>- 包含ProcessStep等核心排程类</text:p>
      <text:p text:style-name="Preformatted_20_Text"/>
      <text:p text:style-name="Preformatted_20_Text">- **真工序计划组件**：`/home/sardensy/enterprise-brain/enterpise-brain/07-frontend/src/pages/production-planning/RealProcessPlanList.vue`</text:p>
      <text:p text:style-name="Preformatted_20_Text"><text:s text:c="2"/>- 与打包工序计划共享部分逻辑和配置</text:p>
      <text:p text:style-name="Preformatted_20_Text"/>
      <text:p text:style-name="Preformatted_20_Text">- **工序计划备份**：`/home/sardensy/enterprise-brain/enterpise-brain/07-frontend/src/pages/production-planning/ProcessPlanList.vue.backup`</text:p>
      <text:p text:style-name="Preformatted_20_Text"><text:s text:c="2"/>- 包含历史版本的排程逻辑和字段计算</text:p>
      <text:p text:style-name="Preformatted_20_Text"/>
      <text:p text:style-name="Preformatted_20_Text">## 3. 数据来源规则</text:p>
      <text:p text:style-name="Preformatted_20_Text"/>
      <text:p text:style-name="Preformatted_20_Text">### 数据来源</text:p>
      <text:p text:style-name="Preformatted_20_Text">1. **销售订单系统**：销售订单编号、客户订单编号等订单信息</text:p>
      <text:p text:style-name="Preformatted_20_Text">2. **主生产计划**：主生产计划编号、产品信息等</text:p>
      <text:p text:style-name="Preformatted_20_Text">3. **备料计划**：备料计划编号、需补货数量等</text:p>
      <text:p text:style-name="Preformatted_20_Text">4. **产品物料库**：产品编号、产品名称、定时工额等产品信息</text:p>
      <text:p text:style-name="Preformatted_20_Text">5. **工序能力负荷表**：当天总工时、剩余工时等产能信息</text:p>
      <text:p text:style-name="Preformatted_20_Text"><text:soft-page-break/></text:p>
      <text:p text:style-name="Preformatted_20_Text">### 字段计算规则</text:p>
      <text:p text:style-name="Preformatted_20_Text">1. **需求工时计算**：</text:p>
      <text:p text:style-name="Preformatted_20_Text"><text:s text:c="3"/>- 公式：`需求工时 = 需补货数量 / 定时工额`</text:p>
      <text:p text:style-name="Preformatted_20_Text"><text:s text:c="3"/>- 触发条件：需补货数量或定时工额变化时</text:p>
      <text:p text:style-name="Preformatted_20_Text"/>
      <text:p text:style-name="Preformatted_20_Text">2. **当天可用工时计算**：</text:p>
      <text:p text:style-name="Preformatted_20_Text"><text:s text:c="3"/>- 公式：`工序当天可用工时 = 当天总工时 - 当天已排程工时`</text:p>
      <text:p text:style-name="Preformatted_20_Text"><text:s text:c="3"/>- 触发条件：当天总工时或当天已排程工时变化时</text:p>
      <text:p text:style-name="Preformatted_20_Text"/>
      <text:p text:style-name="Preformatted_20_Text">3. **计划排程工时计算**：</text:p>
      <text:p text:style-name="Preformatted_20_Text"><text:s text:c="3"/>- 公式：`计划排程工时 = MIN(工序当天可用工时, 需求工时)`</text:p>
      <text:p text:style-name="Preformatted_20_Text"><text:s text:c="3"/>- 触发条件：工序当天可用工时或需求工时变化时</text:p>
      <text:p text:style-name="Preformatted_20_Text"/>
      <text:p text:style-name="Preformatted_20_Text">4. **计划排程数量计算**：</text:p>
      <text:p text:style-name="Preformatted_20_Text"><text:s text:c="3"/>- 公式：`计划排程数量 = ceilng(计划排程工时 * 定时工额`,1)</text:p>
      <text:p text:style-name="Preformatted_20_Text"><text:s text:c="3"/>- 触发条件：计划排程工时或定时工额变化时</text:p>
      <text:p text:style-name="Preformatted_20_Text"/>
      <text:p text:style-name="Preformatted_20_Text">### 合并规则</text:p>
      <text:p text:style-name="Preformatted_20_Text">1. **按销售订单合并**：相同销售订单编号且相同计划物料编号合并排程</text:p>
      <text:p text:style-name="Preformatted_20_Text">2. **按来源主计划编号合并**：相同来源主计划编号且相同计划物料编号合并排程</text:p>
      <text:p text:style-name="Preformatted_20_Text">3. **按备料计划编号合并**：相同备料计划编号且相同计划物料编号合并排程</text:p>
      <text:p text:style-name="Preformatted_20_Text">4. **按需求日期合并**：相同需求日期且相同计划物料编号合并排程</text:p>
      <text:p text:style-name="Preformatted_20_Text">5. **按计划物料编号合并**：相同计划物料编号合并排程</text:p>
      <text:p text:style-name="Preformatted_20_Text"/>
      <text:p text:style-name="Preformatted_20_Text">## 4. 触发规则</text:p>
      <text:p text:style-name="Preformatted_20_Text"/>
      <text:p text:style-name="Preformatted_20_Text">### 自动计算触发</text:p>
      <text:p text:style-name="Preformatted_20_Text">1. **需求工时计算**：</text:p>
      <text:p text:style-name="Preformatted_20_Text"><text:s text:c="3"/>```javascript</text:p>
      <text:p text:style-name="Preformatted_20_Text"><text:s text:c="3"/>watch(</text:p>
      <text:p text:style-name="Preformatted_20_Text"><text:s text:c="5"/>() =&gt; [formData.value.replenishmentQty, formData.value.standardWorkQuota],</text:p>
      <text:p text:style-name="Preformatted_20_Text"><text:s text:c="5"/>([qty, quota]) =&gt; {</text:p>
      <text:p text:style-name="Preformatted_20_Text"><text:s text:c="7"/>if (qty &gt; 0 &amp;&amp; quota &gt; 0) {</text:p>
      <text:p text:style-name="Preformatted_20_Text"><text:s text:c="9"/>formData.value.requiredWorkHours = parseFloat((qty / quota).toFixed(2))</text:p>
      <text:p text:style-name="Preformatted_20_Text"><text:s text:c="7"/>} else {</text:p>
      <text:p text:style-name="Preformatted_20_Text"><text:s text:c="9"/>formData.value.requiredWorkHours = 0</text:p>
      <text:p text:style-name="Preformatted_20_Text"><text:s text:c="7"/>}</text:p>
      <text:p text:style-name="Preformatted_20_Text"><text:s text:c="5"/>},</text:p>
      <text:p text:style-name="Preformatted_20_Text"><text:s text:c="5"/>{ deep: true }</text:p>
      <text:p text:style-name="Preformatted_20_Text"><text:s text:c="3"/>)</text:p>
      <text:p text:style-name="Preformatted_20_Text"><text:s text:c="3"/>```</text:p>
      <text:p text:style-name="Preformatted_20_Text"/>
      <text:p text:style-name="Preformatted_20_Text">2. **计划结束日期查询**：</text:p>
      <text:p text:style-name="Preformatted_20_Text"><text:s text:c="3"/>- 前置条件：需求工时 &gt; 0，且工序名称和计划完工日期已填写</text:p>
      <text:p text:style-name="Preformatted_20_Text"><text:s text:c="3"/>- 调用capacityLoadApi.queryPlanEndDate获取计划结束日期</text:p>
      <text:p text:style-name="Preformatted_20_Text"><text:s text:c="3"/>- 触发后自动调用计划开始日期查询</text:p>
      <text:p text:style-name="Preformatted_20_Text"/>
      <text:p text:style-name="Preformatted_20_Text">3. **计划开始日期查询**：</text:p>
      <text:p text:style-name="Preformatted_20_Text"><text:s text:c="3"/>- 前置条件：计划结束日期已确定</text:p>
      <text:p text:style-name="Preformatted_20_Text"><text:s text:c="3"/>- 调用capacityLoadApi.queryPlanStartDate获取计划开始日期表</text:p>
      <text:p text:style-name="Preformatted_20_Text"><text:soft-page-break/><text:s text:c="3"/>- 同时计算真计划开始日期和计划排程日期</text:p>
      <text:p text:style-name="Preformatted_20_Text"/>
      <text:p text:style-name="Preformatted_20_Text">4. **当天总工时查询**：</text:p>
      <text:p text:style-name="Preformatted_20_Text"><text:s text:c="3"/>- 当计划排程日期变化时触发</text:p>
      <text:p text:style-name="Preformatted_20_Text"><text:s text:c="3"/>- 查询工序能力负荷表获取当天总工时</text:p>
      <text:p text:style-name="Preformatted_20_Text"/>
      <text:p text:style-name="Preformatted_20_Text">5. **当天已排程工时查询**：</text:p>
      <text:p text:style-name="Preformatted_20_Text"><text:s text:c="3"/>- 当计划排程日期或工序名称变化时触发</text:p>
      <text:p text:style-name="Preformatted_20_Text"><text:s text:c="3"/>- 调用packingProcessPlanApi.queryDailyScheduledHours获取已排程工时</text:p>
      <text:p text:style-name="Preformatted_20_Text"/>
      <text:p text:style-name="Preformatted_20_Text">### 业务操作触发</text:p>
      <text:p text:style-name="Preformatted_20_Text">1. **修复字段计算**：</text:p>
      <text:p text:style-name="Preformatted_20_Text"><text:s text:c="3"/>- 通过按钮手动触发</text:p>
      <text:p text:style-name="Preformatted_20_Text"><text:s text:c="3"/>- 调用packingProcessPlanApi.fixFieldCalculations修复所有记录的自动计算字段</text:p>
      <text:p text:style-name="Preformatted_20_Text"/>
      <text:p text:style-name="Preformatted_20_Text">2. **工序间隔设置**：</text:p>
      <text:p text:style-name="Preformatted_20_Text"><text:s text:c="3"/>- 通过弹窗设置工序间的间隔时间</text:p>
      <text:p text:style-name="Preformatted_20_Text"><text:s text:c="3"/>- 影响排程日期计算</text:p>
      <text:p text:style-name="Preformatted_20_Text"/>
      <text:p text:style-name="Preformatted_20_Text">### 条件触发</text:p>
      <text:p text:style-name="Preformatted_20_Text">1. **计划开始/结束日期清空**：</text:p>
      <text:p text:style-name="Preformatted_20_Text"><text:s text:c="3"/>- 当需求工时 &lt;= 0时</text:p>
      <text:p text:style-name="Preformatted_20_Text"><text:s text:c="3"/>- 当缺少工序名称或计划完工日期时</text:p>
      <text:p text:style-name="Preformatted_20_Text"/>
      <text:p text:style-name="Preformatted_20_Text">2. **字段计算前置条件**：</text:p>
      <text:p text:style-name="Preformatted_20_Text"><text:s text:c="3"/>- 需求工时计算：需补货数量 &gt; 0 且 定时工额 &gt; 0</text:p>
      <text:p text:style-name="Preformatted_20_Text"><text:s text:c="3"/>- 计划排程工时计算：工序当天可用工时 &gt; 0 且 需求工时 &gt; 0</text:p>
      <text:p text:style-name="Preformatted_20_Text"><text:s text:c="3"/>- 计划排程数量计算：计划排程工时 &gt; 0 且 定时工额 &gt; 0</text:p>
      <text:p text:style-name="Preformatted_20_Text"/>
      <text:p text:style-name="Preformatted_20_Text">## 5. 技术实现细节</text:p>
      <text:p text:style-name="Preformatted_20_Text"/>
      <text:p text:style-name="Preformatted_20_Text">### API接口</text:p>
      <text:p text:style-name="Preformatted_20_Text">```javascript</text:p>
      <text:p text:style-name="Preformatted_20_Text">// 获取打包工序计划列表</text:p>
      <text:p text:style-name="Preformatted_20_Text">export function getList(params)</text:p>
      <text:p text:style-name="Preformatted_20_Text">// 根据ID获取打包工序计划</text:p>
      <text:p text:style-name="Preformatted_20_Text">export function getById(id)</text:p>
      <text:p text:style-name="Preformatted_20_Text">// 创建打包工序计划</text:p>
      <text:p text:style-name="Preformatted_20_Text">export function create(data)</text:p>
      <text:p text:style-name="Preformatted_20_Text">// 更新打包工序计划</text:p>
      <text:p text:style-name="Preformatted_20_Text">export function update(id, data)</text:p>
      <text:p text:style-name="Preformatted_20_Text">// 删除打包工序计划</text:p>
      <text:p text:style-name="Preformatted_20_Text">export function deleteById(id)</text:p>
      <text:p text:style-name="Preformatted_20_Text">// 批量删除打包工序计划</text:p>
      <text:p text:style-name="Preformatted_20_Text">export function batchDelete(ids)</text:p>
      <text:p text:style-name="Preformatted_20_Text">// 查询当天已排程工时</text:p>
      <text:p text:style-name="Preformatted_20_Text">export function queryDailyScheduledHours(params)</text:p>
      <text:p text:style-name="Preformatted_20_Text">// 修复字段计算</text:p>
      <text:p text:style-name="Preformatted_20_Text">export function fixFieldCalculations()</text:p>
      <text:p text:style-name="Preformatted_20_Text">```</text:p>
      <text:p text:style-name="Preformatted_20_Text"/>
      <text:p text:style-name="Preformatted_20_Text">### 核心业务变量</text:p>
      <text:p text:style-name="Preformatted_20_Text">- `minRemainingHours`：剩余工时门槛值（默认0.5小时）</text:p>
      <text:p text:style-name="Preformatted_20_Text">- `exportFilePrefix`：导出文件前缀</text:p>
      <text:p text:style-name="Preformatted_20_Text"><text:soft-page-break/>- `defaultMergeRule`：默认合并规则（按来源主计划编号）</text:p>
      <text:p text:style-name="Preformatted_20_Text"/>
      <text:p text:style-name="Preformatted_20_Text">### 关键函数</text:p>
      <text:p text:style-name="Preformatted_20_Text">- `calculateDailyAvailableHours()`：计算工序当天可用工时</text:p>
      <text:p text:style-name="Preformatted_20_Text">- `calculateScheduledWorkHours()`：计算计划排程工时</text:p>
      <text:p text:style-name="Preformatted_20_Text">- `calculateScheduleQuantity()`：计算计划排程数量</text:p>
      <text:p text:style-name="Preformatted_20_Text">- `queryPlanEndDate()`：查询计划结束日期</text:p>
      <text:p text:style-name="Preformatted_20_Text">- `queryPlanStartDate()`：查询计划开始日期</text:p>
      <text:p text:style-name="Preformatted_20_Text"/>
      <text:p text:style-name="Preformatted_20_Text">## 6. 注意事项</text:p>
      <text:p text:style-name="Preformatted_20_Text"/>
      <text:p text:style-name="Preformatted_20_Text">1. **数据一致性**：</text:p>
      <text:p text:style-name="Preformatted_20_Text"><text:s text:c="3"/>- 打包工序计划与销售订单、主生产计划、备料计划保持数据同步</text:p>
      <text:p text:style-name="Preformatted_20_Text"><text:s text:c="3"/>- 定时工额从产品物料库获取，确保准确性</text:p>
      <text:p text:style-name="Preformatted_20_Text"/>
      <text:p text:style-name="Preformatted_20_Text">2. **排程逻辑**：</text:p>
      <text:p text:style-name="Preformatted_20_Text"><text:s text:c="3"/>- 计划排程工时不超过工序当天可用工时</text:p>
      <text:p text:style-name="Preformatted_20_Text"><text:s text:c="3"/>- 计划开始日期和结束日期基于工序能力负荷表计算</text:p>
      <text:p text:style-name="Preformatted_20_Text"/>
      <text:p text:style-name="Preformatted_20_Text">3. **合并规则**：</text:p>
      <text:p text:style-name="Preformatted_20_Text"><text:s text:c="3"/>- 合并规则影响排程的集中程度</text:p>
      <text:p text:style-name="Preformatted_20_Text"><text:s text:c="3"/>- 可根据业务需求选择不同的合并维度</text:p>
      <text:p text:style-name="Preformatted_20_Text"/>
      <text:p text:style-name="Preformatted_20_Text">4. **字段修复**：</text:p>
      <text:p text:style-name="Preformatted_20_Text"><text:s text:c="3"/>- 当自动计算字段出现异常时，可使用修复功能重新计算</text:p>
      <text:p text:style-name="Preformatted_20_Text"><text:s text:c="3"/>- 修复操作会影响所有记录，需谨慎使用</text:p>
      <text:p text:style-name="Preformatted_20_Text"/>
      <text:p text:style-name="Preformatted_20_Text">5. **权限控制**：</text:p>
      <text:p text:style-name="Preformatted_20_Text"><text:s text:c="3"/>- 不同用户角色可能有不同的操作权限</text:p>
      <text:p text:style-name="Preformatted_20_Text"><text:s text:c="3"/>- 需遵循最小权限原则</text:p>
      <text:p text:style-name="Preformatted_20_Text"/>
      <text:p text:style-name="Preformatted_20_Text">工序能力负荷表的数据库和后端代码</text:p>
      <text:p text:style-name="Preformatted_20_Text">数据库表：process_capacity_load（包含processName、date、totalHours、occupiedHours、remainingHours等字段）</text:p>
      <text:p text:style-name="Preformatted_20_Text">后端API：/backend/routes/capacityLoad.js（实现了完整的CRUD和各种查询接口）</text:p>
      <text:p text:style-name="Preformatted_20_Text">核心接口包括：</text:p>
      <text:p text:style-name="Preformatted_20_Text">GET /api/capacity-load/list（查询列表）</text:p>
      <text:p text:style-name="Preformatted_20_Text">POST /api/capacity-load/query-plan-start-date（查询计划开始日期）</text:p>
      <text:p text:style-name="Preformatted_20_Text">POST /api/capacity-load/query-plan-end-date（查询计划结束日期）</text:p>
      <text:p text:style-name="Preformatted_20_Text">POST /api/capacity-load/query-next-schedule-date（查询下一个排程日期）</text:p>
      <text:p text:style-name="Preformatted_20_Text"/>
      <text:p text:style-name="Preformatted_20_Text">计算公式：下一个排程日期 = minifs(工序能力符合表的工序名称=当前工序的行的"工序名称"，工序能力符合表的剩余工时&gt;=当前工序的行的"剩余工时小于"，工序能力符合表的日期&gt;=当前工序的行的"计划排程日期")</text:p>
      <text:p text:style-name="Preformatted_20_Text">触发条件：当前行数据生成，且当前工序的行的"工序名称"发生变化，且"剩余工时小于"发生变化，且"计划排程日期"发生变化</text:p>
      <text:p text:style-name="Preformatted_20_Text"/>
      <text:p text:style-name="Preformatted_20_Text">修正计算逻辑：在 calculateScheduleQuantity 函数中实现了正确的计算公式 计划排程数量 = ceiling(计划排程工时 * 定时工额, 1)，使用 Math.ceil() 进行向上取整</text:p>
      <text:p text:style-name="Preformatted_20_Text">添加自动触发机制：新增了 watch 监听器，监听 scheduledWorkHours（计划排程工时）和 standardWorkQuota（定时工额）的变化，确保这两个字段变化时能自动触发计划排程数量的计算</text:p>
      <text:p text:style-name="Preformatted_20_Text"/>
      <text:p text:style-name="P1"><text:soft-page-break/>下一个计划排程日期<text:span text:style-name="T1">1：字段说明 <text:line-break/>跨表格查询：<text:line-break/>目标表格：工序能力负荷表<text:line-break/>查询条件：minifs(工序能力负荷表的“工序名称”（processName）=当前工序的行的"工序名称"（</text:span><text:span text:style-name="T2">processName </text:span><text:span text:style-name="T1">），工序能力负荷表的“日期”（date）&gt;=当前工序的行的"计划排程日期"(</text:span><text:span text:style-name="T3">scheduleDate </text:span><text:span text:style-name="T1">),工序能力负荷表的“剩余工时（remainingHours）&gt;=0.5)<text:line-break/>计算时机（响应条件）： 工序计划的 "工序名称"（</text:span><text:span text:style-name="T3">processName </text:span><text:span text:style-name="T1">）发生变化 <text:s/>且 <text:s/>当前工序的行的"计划排程日期"(</text:span><text:span text:style-name="T3">scheduleDate </text:span><text:span text:style-name="T1">) 发生变化 <text:s text:c="2"/>立即计算 <text:s text:c="2"/>注意：注意监控当前工序计划页面中的这2个值</text:span></text:p>
      <text:p text:style-name="Preformatted_20_Text"><text:line-break/>本行数据是 从后端获取的，不是编辑生成的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wiss"/>
    <style:font-face style:name="Noto Sans CJK SC2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CJK SC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2" style:font-family-asian="'Noto Sans CJK SC'" style:font-family-generic-asian="system" style:font-pitch-asian="variable" style:font-size-asian="14pt" style:font-name-complex="Noto Sans CJK SC2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2T07:01:10.819276357</dc:date>
    <meta:editing-duration>PT24M13S</meta:editing-duration>
    <meta:editing-cycles>1</meta:editing-cycles>
    <meta:document-statistic meta:table-count="0" meta:image-count="0" meta:object-count="0" meta:page-count="5" meta:paragraph-count="156" meta:word-count="2608" meta:character-count="5272" meta:non-whitespace-character-count="4816"/>
    <meta:generator>LibreOffice/24.2.7.2$Linux_X86_64 LibreOffice_project/420$Build-2</meta:generator>
  </office:meta>
</office:document-meta>
</file>